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7.357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351cm"/>
    </style:style>
    <style:style style:name="co8" style:family="table-column">
      <style:table-column-properties fo:break-before="auto" style:column-width="0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percentage-style style:name="N8010" number:language="fr" number:country="FR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ackground-color="transparent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style:font-name="Calibri" fo:font-size="8pt" style:font-size-asian="8pt" style:font-size-complex="8pt"/>
    </style:style>
    <style:style style:name="ce9" style:family="table-cell" style:parent-style-name="Excel_20_Built-in_20_Normal">
      <style:table-cell-properties fo:border-bottom="0.035cm solid #000000" fo:background-color="#80808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fo:background-color="#ffffff" fo:border-left="0.002cm solid #000000" fo:border-right="0.002cm solid #000000" fo:border-top="none"/>
    </style:style>
    <style:style style:name="ce12" style:family="table-cell" style:parent-style-name="Excel_20_Built-in_20_Normal">
      <style:table-cell-properties fo:border-bottom="none" fo:background-color="transparent" fo:border-left="none" fo:border-right="none" fo:border-top="0.002cm solid #000000"/>
    </style:style>
    <style:style style:name="ce13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diagonal-bl-tr="none" style:diagonal-tl-br="none" fo:border="0.002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80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02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8145">
      <style:table-cell-properties fo:background-color="#ffffff"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8010">
      <style:table-cell-properties fo:background-color="#ffffff"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808080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8145">
      <style:table-cell-properties fo:background-color="#ffffff" style:diagonal-bl-tr="none" style:diagonal-tl-br="none" fo:border="0.035cm solid #000000" style:rotation-align="none"/>
    </style:style>
    <style:style style:name="ce28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9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cm" svg:stroke-color="#0000ff" draw:fill="none" draw:fill-color="#0000ff" draw:textarea-vertical-align="top" draw:auto-grow-height="true" fo:min-height="0cm" fo:min-width="0cm" fo:padding-top="0.127cm" fo:padding-bottom="0.127cm" fo:padding-left="0.254cm" fo:padding-right="0.254cm" fo:wrap-option="no-wrap" draw:shadow="visible" draw:shadow-offset-x="-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bfbfbf" style:text-line-through-style="non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-ranges="Feuil1.A1:Feuil1.G49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015" table:default-cell-style-name="ce1"/>
        <table:table-column table:style-name="co6" table:number-columns-repeated="2" table:default-cell-style-name="ce29"/>
        <table:table-row table:style-name="ro1">
          <table:table-cell/>
          <table:table-cell>
            <draw:custom-shape table:end-cell-address="Feuil1.B6" table:end-x="4.726cm" table:end-y="0.068cm" draw:z-index="0" draw:name="Rectangle 1" draw:style-name="gr1" draw:text-style-name="P2" svg:width="4.638cm" svg:height="2.364cm" svg:x="0.088cm" svg:y="0.173cm">
              <text:p text:style-name="P1"><text:span text:style-name="T1">T&amp;T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" office:value-type="string">
            <text:p>Siège social: 1b Grande Rue, Rotheleux 60600 BREUIL LE VERT</text:p>
          </table:table-cell>
          <table:table-cell table:style-name="ce18"/>
          <table:table-cell table:style-name="Default" table:number-columns-repeated="2"/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7" office:value-type="string">
            <text:p>Société par actions simplifiées au capital de 1 000 €</text:p>
          </table:table-cell>
          <table:table-cell table:style-name="ce18"/>
          <table:table-cell table:style-name="Default" table:number-columns-repeated="2"/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813 178 886 RCS Beauvais</text:p>
          </table:table-cell>
          <table:table-cell table:style-name="Default"/>
          <table:table-cell table:style-name="ce21" office:value-type="string">
            <text:p>Le Comptoir Général</text:p>
          </table:table-cell>
          <table:table-cell table:style-name="ce21"/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8" office:value-type="string">
            <text:p>TVA : FR 56 813178886</text:p>
          </table:table-cell>
          <table:table-cell table:style-name="Default"/>
          <table:table-cell table:style-name="ce21" office:value-type="string">
            <text:p>80 quai des Jemmapes</text:p>
          </table:table-cell>
          <table:table-cell table:style-name="ce21"/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2"/>
          <table:table-cell/>
          <table:table-cell table:style-name="Default"/>
          <table:table-cell table:style-name="ce21" office:value-type="string">
            <text:p>75010 PARIS</text:p>
          </table:table-cell>
          <table:table-cell table:style-name="ce21"/>
          <table:table-cell table:style-name="ce2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28"/>
          <table:table-cell table:number-columns-repeated="1017"/>
        </table:table-row>
        <table:table-row table:style-name="ro3">
          <table:table-cell table:style-name="ce3" office:value-type="string" table:number-columns-spanned="7" table:number-rows-spanned="2">
            <text:p>Facture n°2015006 du 23/11/2015</text:p>
          </table:table-cell>
          <table:covered-table-cell table:number-columns-repeated="5" table:style-name="ce4"/>
          <table:covered-table-cell/>
          <table:table-cell table:number-columns-repeated="1017"/>
        </table:table-row>
        <table:table-row table:style-name="ro1">
          <table:covered-table-cell table:number-columns-repeated="6" table:style-name="ce4"/>
          <table:covered-table-cell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5"/>
          <table:table-cell table:style-name="ce9" office:value-type="string">
            <text:p>Désignation</text:p>
          </table:table-cell>
          <table:table-cell table:style-name="ce19" office:value-type="string">
            <text:p>Nombre de tickets de TMA</text:p>
          </table:table-cell>
          <table:table-cell table:style-name="ce19" office:value-type="string">
            <text:p>Prix unitaire</text:p>
          </table:table-cell>
          <table:table-cell table:style-name="ce19" office:value-type="string">
            <text:p>Taux TVA</text:p>
          </table:table-cell>
          <table:table-cell table:style-name="ce26" office:value-type="string">
            <text:p>Montant HT </text:p>
          </table:table-cell>
          <table:table-cell table:style-name="ce5" table:number-columns-repeated="1016"/>
          <table:table-cell table:number-columns-repeated="2"/>
        </table:table-row>
        <table:table-row table:style-name="ro1">
          <table:table-cell/>
          <table:table-cell table:style-name="ce10" office:value-type="string" table:number-columns-spanned="1" table:number-rows-spanned="2">
            <text:p>Contrat de TMA de 40 tickets : TMA40T</text:p>
          </table:table-cell>
          <table:table-cell table:style-name="ce10" office:value-type="float" office:value="40" table:number-columns-spanned="1" table:number-rows-spanned="2">
            <text:p>40</text:p>
          </table:table-cell>
          <table:table-cell table:style-name="ce22" office:value-type="currency" office:currency="EUR" office:value="33.34" table:number-columns-spanned="1" table:number-rows-spanned="2">
            <text:p>33,34 €</text:p>
          </table:table-cell>
          <table:table-cell table:style-name="ce25" office:value-type="percentage" office:value="0.2" table:number-columns-spanned="1" table:number-rows-spanned="2">
            <text:p>20%</text:p>
          </table:table-cell>
          <table:table-cell table:style-name="ce22" table:formula="of:=[.C23]*[.D23]" office:value-type="currency" office:currency="EUR" office:value="1333.6" table:number-columns-spanned="1" table:number-rows-spanned="2">
            <text:p>1 333,60 €</text:p>
          </table:table-cell>
          <table:table-cell table:number-columns-repeated="1018"/>
        </table:table-row>
        <table:table-row table:style-name="ro1">
          <table:table-cell/>
          <table:covered-table-cell table:style-name="ce11"/>
          <table:covered-table-cell table:number-columns-repeated="4" table:style-name="ce20"/>
          <table:table-cell table:number-columns-repeated="1018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3" office:value-type="string" table:number-columns-spanned="2" table:number-rows-spanned="1">
            <text:p>Total HT</text:p>
          </table:table-cell>
          <table:covered-table-cell table:style-name="ce23"/>
          <table:table-cell table:style-name="ce27" table:formula="of:=[.F23]" office:value-type="currency" office:currency="EUR" office:value="1333.6">
            <text:p>1 333,60 €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table:number-columns-spanned="2" table:number-rows-spanned="1">
            <text:p>Total TVA</text:p>
          </table:table-cell>
          <table:covered-table-cell table:style-name="ce23"/>
          <table:table-cell table:style-name="ce27" table:formula="of:=[.F28]*[.E23]" office:value-type="currency" office:currency="EUR" office:value="266.72">
            <text:p>266,72 €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table:number-columns-spanned="2" table:number-rows-spanned="1">
            <text:p>Total TTC</text:p>
          </table:table-cell>
          <table:covered-table-cell table:style-name="ce23"/>
          <table:table-cell table:style-name="ce27" table:formula="of:=[.F28]+[.F29]" office:value-type="currency" office:currency="EUR" office:value="1600.32">
            <text:p>1 600,32 €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3" office:value-type="string">
            <text:p>Modalités et conditions de règlement</text:p>
          </table:table-cell>
          <table:table-cell table:number-columns-repeated="1022"/>
        </table:table-row>
        <table:table-row table:style-name="ro5">
          <table:table-cell/>
          <table:table-cell table:style-name="ce14" office:value-type="string">
            <text:p>Date de Paiement : 23/01/2016</text:p>
          </table:table-cell>
          <table:table-cell table:number-columns-repeated="1022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table:number-columns-spanned="7" table:number-rows-spanned="1">
            <text:p>Taux des pénalités de retard : 4%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Pas d'escompte pour règlement anticipé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En cas de retard de paiement, application d'une indemnité forfaitaire pour frais de recouvrement de 40,00 € 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selon l'article D. 441-5 du code du commerce</text:p>
          </table:table-cell>
          <table:covered-table-cell table:number-columns-repeated="6" table:style-name="ce17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6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currency-style style:name="N8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4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gradient draw:name="Purple_20_Pipe" draw:display-name="Purple Pipe" draw:style="axial" draw:start-color="#9933ff" draw:end-color="#9933ff" draw:start-intensity="100%" draw:end-intensity="20%" draw:angle="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8cm" style:shadow="none" fo:background-color="#dddddd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23/11/2015</text:date>, <text:time>21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3T21:45:50.84</dc:date>
    <meta:generator>OpenOffice/4.1.0$Win32 OpenOffice.org_project/410m18$Build-9764</meta:generator>
    <meta:editing-duration>PT58M52S</meta:editing-duration>
    <meta:editing-cycles>3</meta:editing-cycles>
    <meta:document-statistic meta:table-count="3" meta:cell-count="30" meta:object-count="1"/>
  </office:meta>
</office:document-meta>
</file>